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48cm" fo:min-width="2.742cm"/>
    </style:style>
    <style:style style:name="gr2" style:family="graphic" style:parent-style-name="standard">
      <style:graphic-properties draw:textarea-horizontal-align="justify" draw:textarea-vertical-align="middle" draw:auto-grow-height="false" fo:min-height="1.851cm" fo:min-width="3.942cm"/>
    </style:style>
    <style:style style:name="gr3" style:family="graphic" style:parent-style-name="standard">
      <style:graphic-properties draw:textarea-horizontal-align="justify" draw:textarea-vertical-align="middle" draw:auto-grow-height="false" fo:min-height="1.17cm" fo:min-width="1.89cm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2.9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1.35cm" fo:min-width="3.272cm"/>
    </style:style>
    <style:style style:name="gr7" style:family="graphic" style:parent-style-name="standard">
      <style:graphic-properties draw:textarea-horizontal-align="justify" draw:textarea-vertical-align="middle" draw:auto-grow-height="false" fo:min-height="0.8cm" fo:min-width="1.7cm"/>
    </style:style>
    <style:style style:name="gr8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9" style:family="graphic" style:parent-style-name="standard">
      <style:graphic-properties draw:textarea-horizontal-align="justify" draw:textarea-vertical-align="middle" draw:auto-grow-height="false" fo:min-height="1.451cm" fo:min-width="2.23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1.4cm" svg:x="9cm" svg:y="1.5cm">
          <text:p text:style-name="P1">Sta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1" xml:id="id2" draw:id="id2" draw:layer="layout" svg:width="7.3cm" svg:height="2.1cm" svg:x="7.2cm" svg:y="3.7cm">
          <text:p text:style-name="P1">Display Home </text:p>
          <text:p text:style-name="P1">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9" draw:id="id9" draw:layer="layout" svg:width="4.78cm" svg:height="2.84cm" svg:x="8.1cm" svg:y="6.46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1" xml:id="id8" draw:id="id8" draw:layer="layout" svg:width="5.7cm" svg:height="1.8cm" svg:x="7.1cm" svg:y="10.1cm">
          <text:p text:style-name="P1">Display Squa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line draw:style-name="gr5" draw:text-style-name="P1" draw:layer="layout" svg:x1="10.7cm" svg:y1="3cm" svg:x2="10.7cm" svg:y2="3.8cm">
          <text:p/>
        </draw:line>
        <draw:line draw:style-name="gr5" draw:text-style-name="P1" draw:layer="layout" svg:x1="10.6cm" svg:y1="5.8cm" svg:x2="10.5cm" svg:y2="6.5cm">
          <text:p/>
        </draw:line>
        <draw:custom-shape draw:style-name="gr3" draw:text-style-name="P1" xml:id="id1" draw:id="id1" draw:layer="layout" svg:width="4.78cm" svg:height="2.84cm" svg:x="7.52cm" svg:y="12.7cm">
          <text:p text:style-name="P1">Select Option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" draw:text-style-name="P1" xml:id="id3" draw:id="id3" draw:layer="layout" svg:width="6.2cm" svg:height="1.6cm" svg:x="6.5cm" svg:y="16.2cm">
          <text:p text:style-name="P1">Display Add</text:p>
          <text:p text:style-name="P1"><text:s/>Player Screen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5" draw:text-style-name="P1" draw:layer="layout" svg:x1="12.3cm" svg:y1="14.12cm" svg:x2="13.757cm" svg:y2="4.75cm" draw:start-shape="id1" draw:start-glue-point="7" draw:end-shape="id2" draw:end-glue-point="9" svg:d="M12300 14120h2702v-9370h-1245" svg:viewBox="0 0 2703 9371">
          <text:p/>
        </draw:connector>
        <draw:custom-shape draw:style-name="gr7" draw:text-style-name="P1" xml:id="id5" draw:id="id5" draw:layer="layout" svg:width="4.4cm" svg:height="2.1cm" svg:x="7.4cm" svg:y="21.5cm">
          <text:p text:style-name="P1">Player </text:p>
          <text:p text:style-name="P1">Valid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9.6cm" svg:y1="17.8cm" svg:x2="9.65cm" svg:y2="18.5cm" draw:start-shape="id3" draw:start-glue-point="8" draw:end-shape="id4" draw:end-glue-point="4" svg:d="M9600 17800l50 700" svg:viewBox="0 0 51 701">
          <text:p/>
        </draw:connector>
        <draw:custom-shape draw:style-name="gr6" draw:text-style-name="P1" xml:id="id6" draw:id="id6" draw:layer="layout" svg:width="6.2cm" svg:height="1.6cm" svg:x="12.3cm" svg:y="20.1cm">
          <text:p text:style-name="P1">Player Details</text:p>
          <text:p text:style-name="P1"><text:s/>Entered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1" xml:id="id4" draw:id="id4" draw:layer="layout" svg:width="5.3cm" svg:height="2.2cm" svg:x="7cm" svg:y="18.5cm">
          <text:p text:style-name="P1">Validate New</text:p>
          <text:p text:style-name="P1"><text:s/>Play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svg:x1="9.65cm" svg:y1="20.7cm" svg:x2="9.6cm" svg:y2="21.5cm" draw:start-shape="id4" draw:start-glue-point="6" draw:end-shape="id5" draw:end-glue-point="4" svg:d="M9650 20700v401h-50v399" svg:viewBox="0 0 51 801">
          <text:p/>
        </draw:connector>
        <draw:connector draw:style-name="gr5" draw:text-style-name="P1" draw:layer="layout" svg:x1="11.8cm" svg:y1="22.55cm" svg:x2="14.768cm" svg:y2="21.7cm" draw:start-shape="id5" draw:start-glue-point="7" draw:end-shape="id6" draw:end-glue-point="7" svg:d="M11800 22550h2968v-850" svg:viewBox="0 0 2969 851">
          <text:p/>
        </draw:connector>
        <draw:connector draw:style-name="gr5" draw:text-style-name="P1" draw:layer="layout" svg:x1="15.4cm" svg:y1="20.1cm" svg:x2="12.3cm" svg:y2="19.6cm" draw:start-shape="id6" draw:start-glue-point="5" draw:end-shape="id4" draw:end-glue-point="7" svg:d="M15400 20100v-500h-3100" svg:viewBox="0 0 3101 501">
          <text:p/>
        </draw:connector>
        <draw:connector draw:style-name="gr5" draw:text-style-name="P1" draw:layer="layout" draw:line-skew="-1.399cm" svg:x1="7.5cm" svg:y1="25.55cm" svg:x2="7.67cm" svg:y2="11cm" draw:start-shape="id7" draw:start-glue-point="5" draw:end-shape="id8" draw:end-glue-point="6" svg:d="M7500 25550h-2300v-14550h2470" svg:viewBox="0 0 2471 14551">
          <text:p/>
        </draw:connector>
        <draw:custom-shape draw:style-name="gr9" draw:text-style-name="P1" xml:id="id7" draw:id="id7" draw:layer="layout" svg:width="4.1cm" svg:height="1.7cm" svg:x="7.5cm" svg:y="24.7cm">
          <text:p text:style-name="P1">Player</text:p>
          <text:p text:style-name="P1">Stored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1" draw:layer="layout" draw:type="line" svg:x1="10.49cm" svg:y1="9.3cm" svg:x2="10.52cm" svg:y2="10.1cm" draw:start-shape="id9" draw:start-glue-point="6" draw:end-shape="id8" draw:end-glue-point="4" svg:d="M10490 9300l30 800" svg:viewBox="0 0 31 801">
          <text:p/>
        </draw:connector>
        <draw:connector draw:style-name="gr5" draw:text-style-name="P1" draw:layer="layout" draw:type="line" svg:x1="9.95cm" svg:y1="11.9cm" svg:x2="9.91cm" svg:y2="12.7cm" draw:start-shape="id8" draw:start-glue-point="8" draw:end-shape="id1" draw:end-glue-point="4" svg:d="M9950 11900l-40 800" svg:viewBox="0 0 41 801">
          <text:p/>
        </draw:connector>
        <draw:connector draw:style-name="gr5" draw:text-style-name="P1" draw:layer="layout" draw:type="line" svg:x1="9.91cm" svg:y1="15.54cm" svg:x2="9.6cm" svg:y2="16.2cm" draw:start-shape="id1" draw:start-glue-point="6" draw:end-shape="id3" draw:end-glue-point="5" svg:d="M9910 15540l-310 660" svg:viewBox="0 0 311 661">
          <text:p/>
        </draw:connector>
        <draw:connector draw:style-name="gr5" draw:text-style-name="P1" draw:layer="layout" draw:type="line" svg:x1="9.6cm" svg:y1="23.6cm" svg:x2="9.55cm" svg:y2="24.7cm" draw:start-shape="id5" draw:start-glue-point="6" draw:end-shape="id7" draw:end-glue-point="4" svg:d="M9600 23600l-50 1100" svg:viewBox="0 0 5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1:03:53.598000000</meta:creation-date>
    <dc:date>2015-11-30T11:26:55.296000000</dc:date>
    <meta:editing-duration>PT49M17S</meta:editing-duration>
    <meta:editing-cycles>2</meta:editing-cycles>
    <meta:generator>LibreOffice/4.3.7.2$Windows_x86 LibreOffice_project/8a35821d8636a03b8bf4e15b48f59794652c68ba</meta:generator>
    <meta:document-statistic meta:object-count="22"/>
  </office:meta>
</office:document-meta>
</file>